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0f7" officeooo:paragraph-rsid="0009e0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shows_json_to_mongo.py <text:s text:c="5"/></text:p>
      <text:p text:style-name="P1">FILE ERROR :Question?_No_Answer.json </text:p>
      <text:p text:style-name="P1">FILE ERROR :Why_You,_Bob?.json </text:p>
      <text:p text:style-name="P1">FILE ERROR :"ONE_WISH_Steve".json </text:p>
      <text:p text:style-name="P1">FILE ERROR :Harry_"Choo_Choo"_Romero.json </text:p>
      <text:p text:style-name="P1">FILE ERROR :DJ_Pierre_presents_"We_Are_Phuture"_feat:_Phuture_LIVE_Album_and_Tour.json </text:p>
      <text:p text:style-name="P1">FILE ERROR :Asteroid_#4.json </text:p>
      <text:p text:style-name="P1">FILE ERROR :Selmer_#607.json </text:p>
      <text:p text:style-name="P1">FILE ERROR :"BAD_W__NAMES".json </text:p>
      <text:p text:style-name="P1">FILE ERROR :Richard_"Humpty"_Vission.json </text:p>
      <text:p text:style-name="P1">FILE ERROR :"CRAIC".json </text:p>
      <text:p text:style-name="P1">FILE ERROR :William_"Smooth"_Wardlaw.json </text:p>
      <text:p text:style-name="P1">FILE ERROR :Kenny_"Baby_Face"_Edmonds.json </text:p>
      <text:p text:style-name="P1">FILE ERROR :Strezzkidz_"Hardtekk_Forever".json </text:p>
      <text:p text:style-name="P1">FILE ERROR :Jimmy_"Duck"_Holmes.json </text:p>
      <text:p text:style-name="P1">FILE ERROR :WHAT'S_THE_BIG_IDEA?_JAZZ_TRIO.json </text:p>
      <text:p text:style-name="P1">FILE ERROR :Therapy?.json </text:p>
      <text:p text:style-name="P1">FILE ERROR :"Rock_Im_Park".json </text:p>
      <text:p text:style-name="P1">FILE ERROR :Vegas'_#1_Nightclub_Crawl_and_Party_Bus_Experience.json </text:p>
      <text:p text:style-name="P1">FILE ERROR :Evelyn_"Champagne"_King.json </text:p>
      <text:p text:style-name="P1">FILE ERROR :Chris_Holmes_"Mean_Man".json </text:p>
      <text:p text:style-name="P1">FILE ERROR :Gary_"U.S."_Bonds.json </text:p>
      <text:p text:style-name="P1">FILE ERROR :Where's_Fernando?.json </text:p>
      <text:p text:style-name="P1">FILE ERROR :Zotora_"Naken"_Didjeridoo.json </text:p>
      <text:p text:style-name="P1">FILE ERROR :WHY?.json </text:p>
      <text:p text:style-name="P1">FILE ERROR :Jose_Alberto_"El_Canario".json </text:p>
      <text:p text:style-name="P1">FILE ERROR :JAMIE_LEWIS__"original".json </text:p>
      <text:p text:style-name="P1">FILE ERROR :Sakis_Dovolis_"Trio".json </text:p>
      <text:p text:style-name="P1">FILE ERROR :Zespół_"Mazowsze".json </text:p>
      <text:p text:style-name="P1">FILE ERROR :Barefoot"_Reggie_Starrett,_Music_Page.json </text:p>
      <text:p text:style-name="P1">FILE ERROR :Lee_"Scratch"_Perry.json </text:p>
      <text:p text:style-name="P1">FILE ERROR :You_Bred_Raptors?.json </text:p>
      <text:p text:style-name="P1">FILE ERROR :"Ennio_Morricone_".json </text:p>
      <text:p text:style-name="P1">FILE ERROR :ALBERTO?.json </text:p>
      <text:p text:style-name="P1">FILE ERROR :"Demons".json </text:p>
      <text:p text:style-name="P1">FILE ERROR :Crushed!?.json </text:p>
      <text:p text:style-name="P1">FILE ERROR :T&gt;I.json </text:p>
      <text:p text:style-name="P1">FILE ERROR :Eli_"Paperboy"_Reed.json </text:p>
      <text:p text:style-name="P1">FILE ERROR :BAPTISTE_LECAPLAIN_"ORIGINES".json </text:p>
      <text:p text:style-name="P1">FILE ERROR :Nagy_Hunor_Attila_#NHA.json </text:p>
      <text:p text:style-name="P1">FILE ERROR :"Playboy_Jazz_Festival".json </text:p>
      <text:p text:style-name="P1">FILE ERROR :Jared_"Pete"_Gile.json </text:p>
      <text:p text:style-name="P1">FILE ERROR :"Quasi_Cosy".json </text:p>
      <text:p text:style-name="P1">FILE ERROR :LoVeSeXy_..."Tribute_to_the_music_of_PRINCE".json </text:p>
      <text:p text:style-name="P1">FILE ERROR :Les_Insus_?.json </text:p>
      <text:p text:style-name="P1">FILE ERROR :Los_Secretos_"Algo_Prestado".json </text:p>
      <text:p text:style-name="P1">FILE ERROR :Vintage#18.json </text:p>
      <text:p text:style-name="P1">FILE ERROR :Chris_"OZ"_Ferrara.json </text:p>
      <text:p text:style-name="P1">FILE ERROR :Co_u_licha?.json </text:p>
      <text:p text:style-name="P1">FILE ERROR :"_GLI_ANGELI_"_Vasco_Rossi_Tribute_Band.json </text:p>
      <text:p text:style-name="P1">FILE ERROR :"Weird_Al"_Yankovic.json </text:p>
      <text:p text:style-name="P1"><text:soft-page-break/>FILE ERROR :W._M._Freund_-_pronounced_"Friend".json </text:p>
      <text:p text:style-name="P1">FILE ERROR :Wot_Gorilla?.json </text:p>
      <text:p text:style-name="P1">FILE ERROR :"ASTRO-D_PAGE_+_STREAMING.json </text:p>
      <text:p text:style-name="P1">FILE ERROR :Maurice_"Mobetta"_Brown.json </text:p>
      <text:p text:style-name="P1">FILE ERROR :Joe_Keyes_"The_Late_Bloomer"_and_The_Late_Bloomer_Band.json </text:p>
      <text:p text:style-name="P1">FILE ERROR :Who's_Next_-_Europe's__#1_Tribute_to_The_Who.json </text:p>
      <text:p text:style-name="P1">FILE ERROR :John_"Papa"_Gros.json </text:p>
      <text:p text:style-name="P1">FILE ERROR :"Bitters".json </text:p>
      <text:p text:style-name="P1">FILE ERROR :Which_One's_Pink?.json </text:p>
      <text:p text:style-name="P1">FILE ERROR :Antonio_Cabán_Vale_"El_Topo".json </text:p>
      <text:p text:style-name="P1">FILE ERROR :Bernard_"Pretty"_Purdie.json </text:p>
      <text:p text:style-name="P1">FILE ERROR :Tarah_Who_?.json </text:p>
      <text:p text:style-name="P1">FILE ERROR :GT_\\__.json </text:p>
      <text:p text:style-name="P1">FILE ERROR :40%_Dolomite.json </text:p>
      <text:p text:style-name="P1">FILE ERROR :Midnight_Special_"The_Classic_Rock_Experience".json </text:p>
      <text:p text:style-name="P1">FILE ERROR :Jimi_"Primetime"_Smith.json </text:p>
      <text:p text:style-name="P1">FILE ERROR :Christone_"KINGFISH"_Ingram.json </text:p>
      <text:p text:style-name="P1">FILE ERROR :NOELLE_PERNA_"SUPER_MADO".json </text:p>
      <text:p text:style-name="P1">FILE ERROR :Wayne_"The_Train"_Hancock.json </text:p>
      <text:p text:style-name="P1">FILE ERROR :Byron_"Mr._Talkbox"_Chambers.json </text:p>
      <text:p text:style-name="P1">FILE ERROR :Tim_"Ripper"_Owens.json </text:p>
      <text:p text:style-name="P1">FILE ERROR :LES_INSUS?.json </text:p>
      <text:p text:style-name="P1">FILE ERROR :Jay_"Bird"_Koder.json </text:p>
      <text:p text:style-name="P1">FILE ERROR :Qui_couche_avec_Qui_?.json </text:p>
      <text:p text:style-name="P1">FILE ERROR :"Dubflex_Reggae".json </text:p>
      <text:p text:style-name="P1">FILE ERROR :What_Cheer?_Brigade.json </text:p>
      <text:p text:style-name="P1">FILE ERROR :Harrison_"Professor"_Stafford.json </text:p>
      <text:p text:style-name="P1">FILE ERROR :Massimo_Ranieri_in_"Sogno_e_Son_Desto_in_viaggio".json </text:p>
      <text:p text:style-name="P1">FILE ERROR :Earl"Huggy_Bear"Hinton.json </text:p>
      <text:p text:style-name="P1">FILE ERROR :Hector_Acosta_"El_Torito".json </text:p>
      <text:p text:style-name="P1">FILE ERROR :"Hellfest.json </text:p>
      <text:p text:style-name="P1">FILE ERROR :Maurizio_Battista_"Cavalli_di_razza_e_vari_puledri".json </text:p>
      <text:p text:style-name="P1">FILE ERROR :Hurricane_#1.json </text:p>
      <text:p text:style-name="P1">FILE ERROR :Speed_Demon's_Entertainment_Music_Division_#SDE.json </text:p>
      <text:p text:style-name="P1">FILE ERROR :Juno_What?!.json </text:p>
      <text:p text:style-name="P1">FILE ERROR :DJ_?Uestlove.json </text:p>
      <text:p text:style-name="P1">FILE ERROR :La_Reine_des_Neiges_"Le_Spectacle".json </text:p>
      <text:p text:style-name="P1">FILE ERROR :101%_Pantera.json </text:p>
      <text:p text:style-name="P1">FILE ERROR :Tuna_and_The_"Rock-cats".json </text:p>
      <text:p text:style-name="P1">FILE ERROR :Leganes_Blues_Festival_"South_Side".json </text:p>
      <text:p text:style-name="P1">FILE ERROR :La_#1_Banda_Jerez.json </text:p>
      <text:p text:style-name="P1">FILE ERROR :Tito_"El_Bambino".json </text:p>
      <text:p text:style-name="P1">FILE ERROR :DJ_Euphoria_"Official".json </text:p>
      <text:p text:style-name="P1">51350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30:29.731452482</meta:creation-date>
    <dc:date>2017-06-13T11:38:07.809617336</dc:date>
    <meta:editing-duration>P6DT1H52M37S</meta:editing-duration>
    <meta:editing-cycles>1</meta:editing-cycles>
    <meta:document-statistic meta:table-count="0" meta:image-count="0" meta:object-count="0" meta:page-count="2" meta:paragraph-count="95" meta:word-count="282" meta:character-count="3754" meta:non-whitespace-character-count="3468"/>
    <meta:generator>LibreOffice/5.2.7.2$Linux_X86_64 LibreOffice_project/20m0$Build-2</meta:generator>
  </office:meta>
</office:document-meta>
</file>